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tyle="normal" officeooo:rsid="03ada89d" officeooo:paragraph-rsid="03ada89d" style:font-style-asian="normal" style:font-style-complex="normal"/>
    </style:style>
    <style:style style:name="P4" style:family="paragraph" style:parent-style-name="Text_20_body">
      <style:text-properties fo:font-style="normal" officeooo:rsid="042307b2" officeooo:paragraph-rsid="045770c1" style:font-style-asian="normal" style:font-style-complex="normal"/>
    </style:style>
    <style:style style:name="P5" style:family="paragraph" style:parent-style-name="Text_20_body">
      <style:text-properties fo:font-style="normal" officeooo:rsid="03e1aa02" officeooo:paragraph-rsid="045770c1" style:font-style-asian="normal" style:font-style-complex="normal"/>
    </style:style>
    <style:style style:name="P6" style:family="paragraph" style:parent-style-name="Text_20_body">
      <style:text-properties fo:font-style="normal" officeooo:rsid="0411fb25" officeooo:paragraph-rsid="044982b5" style:font-style-asian="normal" style:font-style-complex="normal"/>
    </style:style>
    <style:style style:name="P7" style:family="paragraph" style:parent-style-name="Text_20_body">
      <style:text-properties officeooo:rsid="043f13b3" officeooo:paragraph-rsid="043f13b3"/>
    </style:style>
    <style:style style:name="P8" style:family="paragraph" style:parent-style-name="Text_20_body">
      <style:text-properties officeooo:rsid="045777df" officeooo:paragraph-rsid="0450b1e7"/>
    </style:style>
    <style:style style:name="P9" style:family="paragraph" style:parent-style-name="Text_20_body">
      <style:text-properties officeooo:rsid="045b50b8" officeooo:paragraph-rsid="045b50b8"/>
    </style:style>
    <style:style style:name="P10" style:family="paragraph" style:parent-style-name="Text_20_body">
      <style:text-properties officeooo:rsid="042732ae" officeooo:paragraph-rsid="042732ae"/>
    </style:style>
    <style:style style:name="P11" style:family="paragraph" style:parent-style-name="Text_20_body">
      <style:text-properties officeooo:rsid="03e1aa02" officeooo:paragraph-rsid="03e1aa02"/>
    </style:style>
    <style:style style:name="P12" style:family="paragraph" style:parent-style-name="Text_20_body">
      <style:text-properties officeooo:rsid="03e1aa02" officeooo:paragraph-rsid="0416131a"/>
    </style:style>
    <style:style style:name="P13" style:family="paragraph" style:parent-style-name="Text_20_body">
      <style:text-properties officeooo:rsid="03e1aa02" officeooo:paragraph-rsid="044f2e3b"/>
    </style:style>
    <style:style style:name="P14" style:family="paragraph" style:parent-style-name="Text_20_body">
      <style:text-properties officeooo:rsid="03f1c668" officeooo:paragraph-rsid="042732ae"/>
    </style:style>
    <style:style style:name="P15" style:family="paragraph" style:parent-style-name="Text_20_body">
      <style:text-properties officeooo:paragraph-rsid="044982b5"/>
    </style:style>
    <style:style style:name="P16" style:family="paragraph" style:parent-style-name="Text_20_body">
      <style:text-properties officeooo:rsid="0411fb25" officeooo:paragraph-rsid="045b50b8"/>
    </style:style>
    <style:style style:name="P17" style:family="paragraph" style:parent-style-name="Heading_20_2">
      <style:text-properties officeooo:rsid="03bd9aad" officeooo:paragraph-rsid="0450b1e7"/>
    </style:style>
    <style:style style:name="P18" style:family="paragraph" style:parent-style-name="Heading_20_2">
      <style:text-properties fo:font-style="normal" officeooo:rsid="042307b2" officeooo:paragraph-rsid="045770c1" style:font-style-asian="normal" style:font-style-complex="normal"/>
    </style:style>
    <style:style style:name="P19" style:family="paragraph" style:parent-style-name="Heading_20_2">
      <style:text-properties fo:font-style="normal" officeooo:rsid="03ada89d" officeooo:paragraph-rsid="043f13b3" style:font-style-asian="normal" style:font-style-complex="normal"/>
    </style:style>
    <style:style style:name="P20" style:family="paragraph" style:parent-style-name="Heading_20_2">
      <style:text-properties officeooo:paragraph-rsid="0411fb25"/>
    </style:style>
    <style:style style:name="P21" style:family="paragraph" style:parent-style-name="Heading_20_2">
      <style:text-properties officeooo:paragraph-rsid="03cff3f2"/>
    </style:style>
    <style:style style:name="P22" style:family="paragraph" style:parent-style-name="Heading_20_2">
      <style:text-properties officeooo:paragraph-rsid="045770c1"/>
    </style:style>
    <style:style style:name="P23" style:family="paragraph" style:parent-style-name="Heading_20_2">
      <style:text-properties officeooo:paragraph-rsid="0450b1e7"/>
    </style:style>
    <style:style style:name="P24" style:family="paragraph" style:parent-style-name="Heading_20_1">
      <style:text-properties officeooo:rsid="03ada89d" officeooo:paragraph-rsid="03ada89d"/>
    </style:style>
    <style:style style:name="P25" style:family="paragraph" style:parent-style-name="Text_20_body" style:list-style-name="L1">
      <style:text-properties officeooo:rsid="045b50b8" officeooo:paragraph-rsid="045b50b8"/>
    </style:style>
    <style:style style:name="P26" style:family="paragraph" style:parent-style-name="Text_20_body">
      <style:text-properties officeooo:rsid="0450b1e7" officeooo:paragraph-rsid="0450b1e7"/>
    </style:style>
    <style:style style:name="P27" style:family="paragraph" style:parent-style-name="Text_20_body">
      <style:text-properties officeooo:rsid="0450b1e7" officeooo:paragraph-rsid="0464b400"/>
    </style:style>
    <style:style style:name="P28" style:family="paragraph" style:parent-style-name="Text_20_body">
      <style:text-properties officeooo:paragraph-rsid="0464b400"/>
    </style:style>
    <style:style style:name="P29" style:family="paragraph" style:parent-style-name="Text_20_body">
      <style:text-properties officeooo:rsid="04654aa0" officeooo:paragraph-rsid="04654aa0"/>
    </style:style>
    <style:style style:name="P30" style:family="paragraph" style:parent-style-name="Text_20_body">
      <style:text-properties officeooo:paragraph-rsid="04654aa0"/>
    </style:style>
    <style:style style:name="P31" style:family="paragraph" style:parent-style-name="Text_20_body">
      <style:text-properties officeooo:paragraph-rsid="0466aa7f"/>
    </style:style>
    <style:style style:name="T1" style:family="text">
      <style:text-properties officeooo:rsid="03cdcb80"/>
    </style:style>
    <style:style style:name="T2" style:family="text">
      <style:text-properties officeooo:rsid="040f0821"/>
    </style:style>
    <style:style style:name="T3" style:family="text">
      <style:text-properties officeooo:rsid="040f854d"/>
    </style:style>
    <style:style style:name="T4" style:family="text">
      <style:text-properties officeooo:rsid="0416131a"/>
    </style:style>
    <style:style style:name="T5" style:family="text">
      <style:text-properties officeooo:rsid="042732ae"/>
    </style:style>
    <style:style style:name="T6" style:family="text">
      <style:text-properties officeooo:rsid="0433ae14"/>
    </style:style>
    <style:style style:name="T7" style:family="text">
      <style:text-properties officeooo:rsid="043f13b3"/>
    </style:style>
    <style:style style:name="T8" style:family="text">
      <style:text-properties officeooo:rsid="04406a2d"/>
    </style:style>
    <style:style style:name="T9" style:family="text">
      <style:text-properties officeooo:rsid="04494b44"/>
    </style:style>
    <style:style style:name="T10" style:family="text">
      <style:text-properties officeooo:rsid="044f2e3b"/>
    </style:style>
    <style:style style:name="T11" style:family="text">
      <style:text-properties officeooo:rsid="04562abf"/>
    </style:style>
    <style:style style:name="T12" style:family="text">
      <style:text-properties officeooo:rsid="045770c1"/>
    </style:style>
    <style:style style:name="T13" style:family="text">
      <style:text-properties officeooo:rsid="04595b81"/>
    </style:style>
    <style:style style:name="T14" style:family="text">
      <style:text-properties fo:language="en" fo:country="US"/>
    </style:style>
    <style:style style:name="T15" style:family="text">
      <style:text-properties officeooo:rsid="0428f079"/>
    </style:style>
    <style:style style:name="T16" style:family="text">
      <style:text-properties officeooo:rsid="0459af95"/>
    </style:style>
    <style:style style:name="T17" style:family="text">
      <style:text-properties officeooo:rsid="03bd9aad"/>
    </style:style>
    <style:style style:name="T18" style:family="text">
      <style:text-properties fo:color="#000000" loext:opacity="100%" style:font-name="Monospace" fo:font-size="12pt" fo:font-style="normal" fo:font-weight="normal" officeooo:rsid="045d5c3f" style:font-name-asian="Noto Sans CJK SC Regular" style:font-size-asian="12pt" style:font-style-asian="normal" style:font-weight-asian="normal" style:font-name-complex="Nachlieli CLM1" style:font-size-complex="16pt" style:font-style-complex="normal" style:font-weight-complex="normal"/>
    </style:style>
    <style:style style:name="T19" style:family="text">
      <style:text-properties officeooo:rsid="045b50b8"/>
    </style:style>
    <style:style style:name="T20" style:family="text">
      <style:text-properties style:font-name="Monospace" officeooo:rsid="045ea679" style:font-size-asian="10.5pt" style:font-name-complex="David CLM" style:font-weight-complex="normal"/>
    </style:style>
    <style:style style:name="T21" style:family="text">
      <style:text-properties style:font-name="Monospace" officeooo:rsid="0462b545" style:font-size-asian="10.5pt" style:font-name-complex="David CLM" style:font-weight-complex="normal"/>
    </style:style>
    <style:style style:name="T22" style:family="text">
      <style:text-properties style:font-name="Monospace" officeooo:rsid="04654aa0" style:font-size-asian="10.5pt" style:font-name-complex="David CLM" style:font-weight-complex="normal"/>
    </style:style>
    <style:style style:name="T23" style:family="text">
      <style:text-properties officeooo:rsid="0462b545"/>
    </style:style>
    <style:style style:name="T24" style:family="text">
      <style:text-properties fo:language="en" fo:country="US" officeooo:rsid="0464b400"/>
    </style:style>
    <style:style style:name="T25" style:family="text">
      <style:text-properties officeooo:rsid="0464b400"/>
    </style:style>
    <style:style style:name="T26" style:family="text">
      <style:text-properties officeooo:rsid="04654aa0"/>
    </style:style>
    <style:style style:name="T27" style:family="text">
      <style:text-properties officeooo:rsid="0466aa7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2">מטלה</text:span> <text:span text:style-name="T3">- שידוכים יציבים</text:span></text:h>
      <text:p text:style-name="P3">יש לענות על שאלה אחת<text:span text:style-name="T1"> לבחירתכם</text:span>. <text:span text:style-name="T16">שאלות המסומנות בכוכבית * מזכות בניקוד כפול.</text:span></text:p>
      <text:p text:style-name="P19">שאלה <text:span text:style-name="T7">1</text:span>. <text:s/><text:span text:style-name="T7">שידוכים עם כמה מקומות בכל מחלקה</text:span></text:p>
      <text:p text:style-name="P7">נניח שבכל מחלקה יש מקום ל<text:span text:style-name="T8">שלושה </text:span>סטודנטים.</text:p>
      <text:p text:style-name="P7">א. הגדירו באופן פורמלי את המושג "שידוך יציב" במצב זה.</text:p>
      <text:p text:style-name="P7">ב. <text:span text:style-name="T8">הדגימו את פעולת אלגוריתם "קבלה על תנאי" על שתי מחלקות וחמישה סטודנטים.</text:span></text:p>
      <text:p text:style-name="P15"><text:span text:style-name="T9">ג. </text:span><text:span text:style-name="T20">רפי ואביבה</text:span><text:span text:style-name="T9"> הם שניים מתוך חמשת הסטודנטים מהסעיף הקודם. הם זוג, יש להם סדר עדיפות זהה על המחלקות, והם חייבים להיות באותה מחלקה. האם אלגוריתם "קבלה על תנאי" עדיין מחזיר שידוך יציב? </text:span></text:p>
      <text:p text:style-name="P6"/>
      <text:p text:style-name="P21"><text:span text:style-name="T17">שאלה </text:span><text:span text:style-name="T18">2</text:span><text:span text:style-name="T11">: כמה שידוכים יציבים יש?</text:span></text:p>
      <text:p text:style-name="P10">כשיש 3 סטודנטים ו-3 מחלקות, יש 6 שידוכים אפשריים <text:span text:style-name="T6">(3 עצרת)</text:span>. כמה מהם יציבים?</text:p>
      <text:p text:style-name="P11"><text:span text:style-name="T5">א</text:span>.<text:span text:style-name="T5"> הראו דוגמה שבה יש רק שידוך יציב אחד.</text:span></text:p>
      <text:p text:style-name="P12"><text:span text:style-name="T5">ב</text:span>. <text:span text:style-name="T4">הראו דוגמה שבה יש בדיוק 2 שידוכים יציבים.</text:span></text:p>
      <text:p text:style-name="P13"><text:span text:style-name="T10">ג</text:span>. <text:span text:style-name="T4">הראו דוגמה שבה יש בדיוק 3 שידוכים יציבים.</text:span></text:p>
      <text:p text:style-name="P10"><text:span text:style-name="T10">ד</text:span>. האם ייתכן שכל 6 השידוכים הם יציבים? אם כן - הראו דוגמה, אם לא – הוכיחו.</text:p>
      <text:p text:style-name="P14"/>
      <text:p text:style-name="P22"><text:span text:style-name="T17">שאלה </text:span><text:span text:style-name="T18">3</text:span><text:span text:style-name="T12">: שידוך יציב ויעילות</text:span></text:p>
      <text:p text:style-name="P5">א. <text:span text:style-name="T4">הוכיחו שכל שידוך יציב הוא יעיל-פארטו, אבל ההיפך לא נכון.</text:span></text:p>
      <text:p text:style-name="P4">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p text:style-name="P18"/>
      <text:p text:style-name="P23"><text:span text:style-name="T17">* שאלה </text:span><text:span text:style-name="T18">4</text:span><text:span text:style-name="T13">: שידוכים יציבים עם אדישות </text:span></text:p>
      <text:p text:style-name="P26">בשיעור הנחנו, שלסטודנטים ולמחלקות יש סדרי עדיפות חזקים (ללא אדישות). במציאות ייתכן שסדרי העדיפות הם חלשים, כלומר ייתכן שסטודנט מסויים אדיש בין שתי מחלקות או יותר (מדרג אותן באותו מקום), ושמחלקה מסויימת אדישה בין שני סטודנטים או יותר.</text:p>
      <text:p text:style-name="P27"><text:span text:style-name="T25">בדף </text:span><text:span text:style-name="T15">ויקיפדיה "</text:span><text:bookmark text:name="firstHeading"/><text:span text:style-name="T14">Stable marriage with indifference</text:span><text:span text:style-name="T15">" </text:span><text:span text:style-name="T25">מתוארות שלוש הגדרות שונות למושג "שידוך יציב" במצב זה.</text:span></text:p>
      <text:p text:style-name="P29"><text:soft-page-break/>א. תנו דוגמה לשידוך "סופר יציב".</text:p>
      <text:p text:style-name="P30"><text:span text:style-name="T26">ב</text:span><text:span text:style-name="T25">. </text:span><text:span text:style-name="T26">הוכיחו שכל שידוך "סופר יציב" הוא גם "יציב חזק", אבל ההיפך לא </text:span><text:span text:style-name="T22">תמיד נכון</text:span><text:span text:style-name="T26">.</text:span></text:p>
      <text:p text:style-name="P30"><text:span text:style-name="T26">ג</text:span><text:span text:style-name="T25">. </text:span><text:span text:style-name="T26">הוכיחו שכל שידוך "יציב חזק" הוא גם "יציב חלש", אבל ההיפך לא </text:span><text:span text:style-name="T22">תמיד נכון</text:span><text:span text:style-name="T26">.</text:span></text:p>
      <text:p text:style-name="P31"><text:span text:style-name="T27">ד. מבין שלוש ההגדרות הללו, איזה הגדרה/הגדרות גוררת יעילות פארטו? הוכיחו.</text:span></text:p>
      <text:p text:style-name="P17"/>
      <text:p text:style-name="P20">שאלה <text:span text:style-name="T18">5</text:span>: <text:span text:style-name="T19">שידוך יציב בפייתון</text:span></text:p>
      <text:p text:style-name="P9">ממשו בשפת פייתון את אלגוריתם "קבלה על תנאי". דגשים:</text:p>
      <text:list xml:id="list792285952" text:style-name="L1">
        <text:list-item>
          <text:p text:style-name="P25">הגדרה נכונה של הקלט והפלט;</text:p>
        </text:list-item>
        <text:list-item>
          <text:p text:style-name="P25">בדיקות-יחידה בעזרת doctest.</text:p>
        </text:list-item>
      </text:list>
      <text:p text:style-name="P9"/>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01-06T15:45:09.451000000</dc:date>
    <meta:editing-duration>P11DT2H58M45S</meta:editing-duration>
    <meta:editing-cycles>1019</meta:editing-cycles>
    <meta:document-statistic meta:table-count="0" meta:image-count="0" meta:object-count="0" meta:page-count="2" meta:paragraph-count="29" meta:word-count="359" meta:character-count="1924" meta:non-whitespace-character-count="1589"/>
  </office:meta>
</office:document-meta>
</file>